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180" officeooo:paragraph-rsid="0003818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8180" officeooo:paragraph-rsid="0003818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38180" officeooo:paragraph-rsid="0005fc3e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none" officeooo:rsid="0046ddfc" officeooo:paragraph-rsid="0046ddf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officeooo:rsid="00038180" officeooo:paragraph-rsid="0003818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38180" officeooo:paragraph-rsid="0003818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eb7e5" officeooo:paragraph-rsid="000a798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49db" officeooo:paragraph-rsid="000449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56a4a3" officeooo:paragraph-rsid="0056a4a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6a4a3" officeooo:paragraph-rsid="006e98f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56a4a3" officeooo:paragraph-rsid="0086da8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56a4a3" officeooo:paragraph-rsid="0087bc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56a4a3" officeooo:paragraph-rsid="009123b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56a4a3" officeooo:paragraph-rsid="0092e03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6754f" officeooo:paragraph-rsid="0065973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6e98f9" officeooo:paragraph-rsid="006e98f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7b082c" officeooo:paragraph-rsid="007b082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86da84" officeooo:paragraph-rsid="0086da8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87bc43" officeooo:paragraph-rsid="0087bc4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8f4e33" officeooo:paragraph-rsid="008f4e3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910f50" officeooo:paragraph-rsid="00910f5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91bb24" officeooo:paragraph-rsid="0091bb2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947a99" officeooo:paragraph-rsid="00947a9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449db" officeooo:paragraph-rsid="000449d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449db" officeooo:paragraph-rsid="0054cbe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41db6" officeooo:paragraph-rsid="00041db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56a4a3"/>
    </style:style>
    <style:style style:name="P28" style:family="paragraph" style:parent-style-name="Standard">
      <style:paragraph-properties fo:text-align="start" style:justify-single-word="false"/>
      <style:text-properties officeooo:rsid="00041db6" officeooo:paragraph-rsid="00041db6"/>
    </style:style>
    <style:style style:name="P29" style:family="paragraph" style:parent-style-name="Standard">
      <style:paragraph-properties fo:text-align="start" style:justify-single-word="false"/>
      <style:text-properties officeooo:rsid="005e6452" officeooo:paragraph-rsid="005e6452"/>
    </style:style>
    <style:style style:name="P30" style:family="paragraph" style:parent-style-name="Standard">
      <style:paragraph-properties fo:text-align="start" style:justify-single-word="false"/>
      <style:text-properties officeooo:rsid="006279d9" officeooo:paragraph-rsid="006279d9"/>
    </style:style>
    <style:style style:name="P31" style:family="paragraph" style:parent-style-name="Standard">
      <style:text-properties officeooo:rsid="00659730" officeooo:paragraph-rsid="00659730"/>
    </style:style>
    <style:style style:name="P32" style:family="paragraph" style:parent-style-name="Standard">
      <style:paragraph-properties fo:text-align="start" style:justify-single-word="false"/>
      <style:text-properties officeooo:rsid="0068f15a" officeooo:paragraph-rsid="0068f15a"/>
    </style:style>
    <style:style style:name="P33" style:family="paragraph" style:parent-style-name="Standard">
      <style:text-properties officeooo:paragraph-rsid="006e5fce"/>
    </style:style>
    <style:style style:name="P34" style:family="paragraph" style:parent-style-name="Standard">
      <style:text-properties officeooo:rsid="006e5fce" officeooo:paragraph-rsid="006e5fce"/>
    </style:style>
    <style:style style:name="P35" style:family="paragraph" style:parent-style-name="Standard">
      <style:text-properties officeooo:rsid="006f8244" officeooo:paragraph-rsid="0074d39a"/>
    </style:style>
    <style:style style:name="P36" style:family="paragraph" style:parent-style-name="Standard">
      <style:text-properties officeooo:paragraph-rsid="0087bc43"/>
    </style:style>
    <style:style style:name="P37" style:family="paragraph" style:parent-style-name="Standard">
      <style:text-properties officeooo:rsid="0087bc43" officeooo:paragraph-rsid="0087bc43"/>
    </style:style>
    <style:style style:name="P38" style:family="paragraph" style:parent-style-name="Standard">
      <style:paragraph-properties fo:text-align="start" style:justify-single-word="false"/>
      <style:text-properties style:font-name="FreeMono" fo:font-size="10pt" fo:font-weight="normal" officeooo:rsid="0089a412" officeooo:paragraph-rsid="0089a41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FreeMono" fo:font-size="10pt" fo:font-weight="normal" officeooo:rsid="008d8ede" officeooo:paragraph-rsid="008d8ed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FreeMono" fo:font-size="10pt" fo:font-weight="normal" officeooo:rsid="009123be" officeooo:paragraph-rsid="0092e03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FreeMono" fo:font-size="10pt" fo:font-weight="normal" officeooo:rsid="0093f6da" officeooo:paragraph-rsid="0093f6d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FreeMono" fo:font-size="10pt" officeooo:rsid="006279d9" officeooo:paragraph-rsid="006279d9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FreeMono" fo:font-size="10pt" officeooo:rsid="005e6452" officeooo:paragraph-rsid="005e6452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FreeMono" officeooo:paragraph-rsid="0056a4a3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43598" officeooo:paragraph-rsid="0065973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56a4a3" officeooo:paragraph-rsid="0056a4a3" style:font-weight-asian="normal" style:font-weight-complex="normal"/>
    </style:style>
    <style:style style:name="P47" style:family="paragraph" style:parent-style-name="Standard">
      <style:text-properties fo:font-weight="normal" officeooo:rsid="005a7f79" officeooo:paragraph-rsid="0087bc43" style:font-weight-asian="normal" style:font-weight-complex="normal"/>
    </style:style>
    <style:style style:name="P48" style:family="paragraph" style:parent-style-name="Standard">
      <style:text-properties officeooo:rsid="00723bd4" officeooo:paragraph-rsid="0074d39a"/>
    </style:style>
    <style:style style:name="P49" style:family="paragraph" style:parent-style-name="Standard">
      <style:text-properties officeooo:rsid="0096ceec" officeooo:paragraph-rsid="0096ceec"/>
    </style:style>
    <style:style style:name="T1" style:family="text">
      <style:text-properties fo:font-weight="normal" officeooo:rsid="0056a4a3" style:font-weight-asian="normal" style:font-weight-complex="normal"/>
    </style:style>
    <style:style style:name="T2" style:family="text">
      <style:text-properties fo:font-weight="normal" officeooo:rsid="0056754f" style:font-weight-asian="normal" style:font-weight-complex="normal"/>
    </style:style>
    <style:style style:name="T3" style:family="text">
      <style:text-properties fo:font-weight="normal" officeooo:rsid="00659730" style:font-weight-asian="normal" style:font-weight-complex="normal"/>
    </style:style>
    <style:style style:name="T4" style:family="text">
      <style:text-properties fo:font-weight="normal" officeooo:rsid="005a7f79" style:font-weight-asian="normal" style:font-weight-complex="normal"/>
    </style:style>
    <style:style style:name="T5" style:family="text">
      <style:text-properties officeooo:rsid="0005fc3e"/>
    </style:style>
    <style:style style:name="T6" style:family="text">
      <style:text-properties officeooo:rsid="00450b1f"/>
    </style:style>
    <style:style style:name="T7" style:family="text">
      <style:text-properties officeooo:rsid="0054cbe8"/>
    </style:style>
    <style:style style:name="T8" style:family="text">
      <style:text-properties officeooo:rsid="005640a5"/>
    </style:style>
    <style:style style:name="T9" style:family="text">
      <style:text-properties officeooo:rsid="00659730"/>
    </style:style>
    <style:style style:name="T10" style:family="text">
      <style:text-properties officeooo:rsid="006c94d7"/>
    </style:style>
    <style:style style:name="T11" style:family="text">
      <style:text-properties officeooo:rsid="006e5fce"/>
    </style:style>
    <style:style style:name="T12" style:family="text">
      <style:text-properties officeooo:rsid="006e98f9"/>
    </style:style>
    <style:style style:name="T13" style:family="text">
      <style:text-properties officeooo:rsid="00713240"/>
    </style:style>
    <style:style style:name="T14" style:family="text">
      <style:text-properties officeooo:rsid="00723bd4"/>
    </style:style>
    <style:style style:name="T15" style:family="text">
      <style:text-properties officeooo:rsid="007c2b22"/>
    </style:style>
    <style:style style:name="T16" style:family="text">
      <style:text-properties officeooo:rsid="0086da84"/>
    </style:style>
    <style:style style:name="T17" style:family="text">
      <style:text-properties officeooo:rsid="0087bc43"/>
    </style:style>
    <style:style style:name="T18" style:family="text">
      <style:text-properties officeooo:rsid="0091bb24"/>
    </style:style>
    <style:style style:name="T19" style:family="text">
      <style:text-properties officeooo:rsid="009533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231A</text:p>
      <text:p text:style-name="P3">Compute<text:span text:style-name="T6">r</text:span> Vision: <text:span text:style-name="T5">From 3D Reconstruction to Recognition</text:span></text:p>
      <text:p text:style-name="P1"/>
      <text:p text:style-name="P5">Luke Jaffe</text:p>
      <text:p text:style-name="P1"/>
      <text:p text:style-name="P6">Problem Set <text:span text:style-name="T19">2</text:span></text:p>
      <text:p text:style-name="P4">Due 0<text:span text:style-name="T19">2</text:span>/<text:span text:style-name="T19">09</text:span>/2018</text:p>
      <text:p text:style-name="P1"/>
      <text:p text:style-name="P26">1 <text:s text:c="3"/><text:span text:style-name="T19">Fundamental Matrix Estimation From Point Correspondences</text:span></text:p>
      <text:p text:style-name="P26"/>
      <text:p text:style-name="P49">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22:24:26.624069486</meta:creation-date>
    <dc:date>2018-01-30T13:32:43.761960692</dc:date>
    <meta:editing-duration>PT11H5M52S</meta:editing-duration>
    <meta:editing-cycles>133</meta:editing-cycles>
    <meta:generator>LibreOffice/5.0.6.2$Linux_X86_64 LibreOffice_project/00$Build-2</meta:generator>
    <meta:document-statistic meta:table-count="0" meta:image-count="0" meta:object-count="0" meta:page-count="1" meta:paragraph-count="7" meta:word-count="23" meta:character-count="160" meta:non-whitespace-character-count="141"/>
  </office:meta>
</office:document-meta>
</file>